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FD79E9B51CD5D3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roduct Sans" fo:font-size="36pt" officeooo:rsid="0018552f" officeooo:paragraph-rsid="0018552f" style:font-size-asian="31.5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to Inc</text:p>
      <text:p text:style-name="P1"/>
      <text:p text:style-name="P1">Cynic Documentation</text:p>
      <text:p text:style-name="P1"><draw:frame draw:style-name="fr1" draw:name="Image1" text:anchor-type="paragraph" svg:x="-0.072cm" svg:y="17.066cm" svg:width="3.969cm" svg:height="3.969cm" draw:z-index="0"><draw:image xlink:href="Pictures/100002010000006400000064FD79E9B51CD5D3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3:19:12.479010269</meta:creation-date>
    <dc:date>2017-08-31T03:42:25.237403793</dc:date>
    <meta:editing-duration>PT13M2S</meta:editing-duration>
    <meta:editing-cycles>1</meta:editing-cycles>
    <meta:document-statistic meta:table-count="0" meta:image-count="1" meta:object-count="0" meta:page-count="1" meta:paragraph-count="2" meta:word-count="4" meta:character-count="27" meta:non-whitespace-character-count="25"/>
    <meta:generator>LibreOffice/5.3.1.2$Linux_X86_64 LibreOffice_project/30m0$Build-2</meta:generator>
  </office:meta>
</office:document-meta>
</file>